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2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carriage_ribbon_con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carriage_ribbon_con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2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20 pin ribbon connector carriage breakout board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 for Type A Machin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2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_1a_red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_2a_Blue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_1b_Black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E_2b_Green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Therm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Fan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4" table:number-columns-repeated="249"/>
        </table:table-row>
        <table:table-row table:style-name="ro2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6-14T11:11:09</dc:date>
    <dc:language>de-DE</dc:language>
    <meta:editing-cycles>9</meta:editing-cycles>
    <meta:editing-duration>PT30M38S</meta:editing-duration>
    <dc:creator>miloh </dc:creator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